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office:font-face-decls>
  <office:automatic-styles>
    <style:style style:name="Tabela1" style:family="table" style:master-page-name="">
      <style:table-properties style:width="13.968cm" fo:margin-left="0.325cm" style:page-number="auto" fo:break-before="auto" fo:break-after="auto" table:align="left" style:shadow="none" fo:keep-with-next="auto" style:may-break-between-rows="true" table:border-model="collapsing"/>
    </style:style>
    <style:style style:name="Tabela1.A" style:family="table-column">
      <style:table-column-properties style:column-width="2.298cm"/>
    </style:style>
    <style:style style:name="Tabela1.B" style:family="table-column">
      <style:table-column-properties style:column-width="1.99cm"/>
    </style:style>
    <style:style style:name="Tabela1.C" style:family="table-column">
      <style:table-column-properties style:column-width="5.406cm"/>
    </style:style>
    <style:style style:name="Tabela1.D" style:family="table-column">
      <style:table-column-properties style:column-width="4.274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Heading">
      <style:paragraph-properties fo:break-before="page"/>
    </style:style>
    <style:style style:name="P3" style:family="paragraph" style:parent-style-name="Nome_20_dos_20_Autores">
      <style:paragraph-properties fo:break-before="page"/>
      <style:text-properties officeooo:paragraph-rsid="002b5544"/>
    </style:style>
    <style:style style:name="P4" style:family="paragraph" style:parent-style-name="Standard">
      <style:paragraph-properties fo:text-align="justify" style:justify-single-word="false" fo:break-before="page"/>
      <style:text-properties fo:font-weight="bold" officeooo:rsid="00187b80" officeooo:paragraph-rsid="00187b80" style:font-weight-asian="bold" style:font-weight-complex="bold"/>
    </style:style>
    <style:style style:name="P5" style:family="paragraph" style:parent-style-name="Text_20_body">
      <style:text-properties officeooo:rsid="0006d34d" officeooo:paragraph-rsid="0006d34d"/>
    </style:style>
    <style:style style:name="P6" style:family="paragraph" style:parent-style-name="Text_20_body">
      <style:paragraph-properties fo:text-align="center" style:justify-single-word="false"/>
      <style:text-properties officeooo:rsid="0006d34d" officeooo:paragraph-rsid="0006d34d"/>
    </style:style>
    <style:style style:name="P7" style:family="paragraph" style:parent-style-name="Text_20_body">
      <style:paragraph-properties fo:text-align="center" style:justify-single-word="false"/>
      <style:text-properties officeooo:rsid="0006d34d" officeooo:paragraph-rsid="002b5544"/>
    </style:style>
    <style:style style:name="P8" style:family="paragraph" style:parent-style-name="Text_20_body">
      <style:text-properties officeooo:paragraph-rsid="0006d34d"/>
    </style:style>
    <style:style style:name="P9" style:family="paragraph" style:parent-style-name="Text_20_body">
      <style:text-properties officeooo:rsid="000775c7" officeooo:paragraph-rsid="000775c7"/>
    </style:style>
    <style:style style:name="P10" style:family="paragraph" style:parent-style-name="Text_20_body">
      <style:text-properties officeooo:rsid="000efb15" officeooo:paragraph-rsid="000efb15"/>
    </style:style>
    <style:style style:name="P11" style:family="paragraph" style:parent-style-name="Text_20_body">
      <style:text-properties officeooo:rsid="000a221a" officeooo:paragraph-rsid="000a221a"/>
    </style:style>
    <style:style style:name="P12" style:family="paragraph" style:parent-style-name="Text_20_body">
      <style:text-properties officeooo:rsid="0012d4fd" officeooo:paragraph-rsid="0012d4fd"/>
    </style:style>
    <style:style style:name="P13" style:family="paragraph" style:parent-style-name="Text_20_body">
      <style:text-properties officeooo:rsid="00146c5d" officeooo:paragraph-rsid="00146c5d"/>
    </style:style>
    <style:style style:name="P14" style:family="paragraph" style:parent-style-name="Text_20_body">
      <style:text-properties officeooo:paragraph-rsid="0014d54b"/>
    </style:style>
    <style:style style:name="P15" style:family="paragraph" style:parent-style-name="Text_20_body">
      <style:text-properties officeooo:rsid="00206156" officeooo:paragraph-rsid="00206156"/>
    </style:style>
    <style:style style:name="P16" style:family="paragraph" style:parent-style-name="Text_20_body">
      <style:text-properties officeooo:rsid="00218e24" officeooo:paragraph-rsid="00218e24"/>
    </style:style>
    <style:style style:name="P17" style:family="paragraph" style:parent-style-name="Text_20_body">
      <style:text-properties officeooo:rsid="002430a0" officeooo:paragraph-rsid="002430a0"/>
    </style:style>
    <style:style style:name="P18" style:family="paragraph" style:parent-style-name="Text_20_body">
      <style:text-properties officeooo:rsid="00331921" officeooo:paragraph-rsid="00331921"/>
    </style:style>
    <style:style style:name="P19" style:family="paragraph" style:parent-style-name="Ano">
      <style:text-properties officeooo:rsid="0027b863" officeooo:paragraph-rsid="0027b863"/>
    </style:style>
    <style:style style:name="P20" style:family="paragraph" style:parent-style-name="Ano">
      <style:text-properties officeooo:rsid="0027b863" officeooo:paragraph-rsid="002b5544"/>
    </style:style>
    <style:style style:name="P21" style:family="paragraph" style:parent-style-name="Cidade">
      <style:text-properties officeooo:rsid="0024fc7c" officeooo:paragraph-rsid="0024fc7c"/>
    </style:style>
    <style:style style:name="P22" style:family="paragraph" style:parent-style-name="Cidade">
      <style:text-properties officeooo:rsid="0024fc7c" officeooo:paragraph-rsid="002b5544"/>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er_20_and_20_Footer">
      <style:paragraph-properties fo:text-align="center" style:justify-single-word="false"/>
      <style:text-properties fo:font-weight="bold" officeooo:rsid="00248dcb" officeooo:paragraph-rsid="00248dcb" style:font-weight-asian="bold" style:font-weight-complex="bold"/>
    </style:style>
    <style:style style:name="P27" style:family="paragraph" style:parent-style-name="Nome_20_da_20_Instituição">
      <style:text-properties officeooo:rsid="0024fc7c" officeooo:paragraph-rsid="0024fc7c"/>
    </style:style>
    <style:style style:name="P28" style:family="paragraph" style:parent-style-name="Nome_20_dos_20_Autores">
      <style:text-properties officeooo:paragraph-rsid="002b5544"/>
    </style:style>
    <style:style style:name="P29" style:family="paragraph" style:parent-style-name="Subtitle">
      <style:text-properties officeooo:rsid="0006d34d" officeooo:paragraph-rsid="002b5544"/>
    </style:style>
    <style:style style:name="P30" style:family="paragraph" style:parent-style-name="Subtitle">
      <style:text-properties fo:font-size="12pt" officeooo:rsid="0006d34d" officeooo:paragraph-rsid="0006d34d" style:font-size-asian="12pt" style:font-size-complex="12pt"/>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144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1442" officeooo:paragraph-rsid="0030144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master-page-name="">
      <loext:graphic-properties draw:fill="none"/>
      <style:paragraph-properties fo:margin-left="6.8cm" fo:margin-right="0cm" fo:margin-top="0cm" fo:margin-bottom="0.247cm" loext:contextual-spacing="false" fo:line-height="115%" fo:text-align="justify" style:justify-single-word="false" fo:text-indent="0cm" style:auto-text-indent="false" style:page-number="auto" fo:background-color="transparent"/>
      <style:text-properties officeooo:rsid="002b5544" officeooo:paragraph-rsid="002b5544"/>
    </style:style>
    <style:style style:name="P35" style:family="paragraph" style:parent-style-name="Text_20_body">
      <loext:graphic-properties draw:fill="none"/>
      <style:paragraph-properties fo:margin-left="6.8cm" fo:margin-right="0cm" fo:margin-top="0cm" fo:margin-bottom="0.247cm" loext:contextual-spacing="false" fo:line-height="115%" fo:text-align="justify" style:justify-single-word="false" fo:text-indent="0cm" style:auto-text-indent="false" fo:background-color="transparent"/>
      <style:text-properties officeooo:rsid="002b5544" officeooo:paragraph-rsid="002b5544"/>
    </style:style>
    <style:style style:name="P36" style:family="paragraph" style:parent-style-name="Title">
      <style:text-properties officeooo:paragraph-rsid="00248dcb"/>
    </style:style>
    <style:style style:name="P37" style:family="paragraph" style:parent-style-name="Title">
      <style:text-properties officeooo:paragraph-rsid="002b5544"/>
    </style:style>
    <style:style style:name="P38" style:family="paragraph" style:parent-style-name="Nome_20_da_20_Instituição">
      <style:paragraph-properties>
        <style:tab-stops>
          <style:tab-stop style:position="0.123cm"/>
          <style:tab-stop style:position="8.5cm" style:type="center"/>
          <style:tab-stop style:position="17cm" style:type="right"/>
          <style:tab-stop style:position="18.704cm"/>
        </style:tab-stops>
      </style:paragraph-properties>
    </style:style>
    <style:style style:name="P39" style:family="paragraph" style:parent-style-name="Heading_20_1">
      <style:text-properties officeooo:rsid="0012d4fd" officeooo:paragraph-rsid="0012d4fd"/>
    </style:style>
    <style:style style:name="P40" style:family="paragraph" style:parent-style-name="Heading_20_1">
      <style:text-properties officeooo:rsid="001bd57d" officeooo:paragraph-rsid="001e132e"/>
    </style:style>
    <style:style style:name="P41" style:family="paragraph" style:parent-style-name="Heading_20_1">
      <style:text-properties officeooo:rsid="00146c5d" officeooo:paragraph-rsid="00146c5d"/>
    </style:style>
    <style:style style:name="P42" style:family="paragraph" style:parent-style-name="Heading_20_1">
      <style:paragraph-properties fo:break-before="page"/>
      <style:text-properties officeooo:rsid="0006d34d" officeooo:paragraph-rsid="0006d34d"/>
    </style:style>
    <style:style style:name="P43" style:family="paragraph" style:parent-style-name="Heading_20_2">
      <style:text-properties officeooo:rsid="0006d34d" officeooo:paragraph-rsid="0006d34d"/>
    </style:style>
    <style:style style:name="P44" style:family="paragraph" style:parent-style-name="Heading_20_2">
      <style:text-properties officeooo:rsid="000775c7" officeooo:paragraph-rsid="000775c7"/>
    </style:style>
    <style:style style:name="P45" style:family="paragraph" style:parent-style-name="Heading_20_2">
      <style:text-properties officeooo:rsid="000efb15" officeooo:paragraph-rsid="000efb15"/>
    </style:style>
    <style:style style:name="P46" style:family="paragraph" style:parent-style-name="Heading_20_2">
      <style:text-properties officeooo:rsid="0012d4fd" officeooo:paragraph-rsid="0012d4fd"/>
    </style:style>
    <style:style style:name="P47" style:family="paragraph" style:parent-style-name="Heading_20_2">
      <style:text-properties officeooo:rsid="00218e24" officeooo:paragraph-rsid="00218e24"/>
    </style:style>
    <style:style style:name="P48" style:family="paragraph" style:parent-style-name="Heading_20_2">
      <style:text-properties officeooo:rsid="00146c5d" officeooo:paragraph-rsid="00146c5d"/>
    </style:style>
    <style:style style:name="P49" style:family="paragraph" style:parent-style-name="Heading_20_2">
      <style:text-properties officeooo:rsid="0014d54b" officeooo:paragraph-rsid="0014d54b"/>
    </style:style>
    <style:style style:name="P50" style:family="paragraph" style:parent-style-name="Heading_20_2">
      <style:text-properties officeooo:rsid="00206156" officeooo:paragraph-rsid="00206156"/>
    </style:style>
    <style:style style:name="P51" style:family="paragraph" style:parent-style-name="Heading_20_2">
      <style:text-properties officeooo:rsid="002430a0" officeooo:paragraph-rsid="002430a0"/>
    </style:style>
    <style:style style:name="P52" style:family="paragraph" style:parent-style-name="Heading_20_3">
      <style:text-properties officeooo:rsid="000b0d13" officeooo:paragraph-rsid="000b0d13"/>
    </style:style>
    <style:style style:name="P53" style:family="paragraph" style:parent-style-name="Heading_20_3">
      <style:text-properties officeooo:rsid="000c22bb" officeooo:paragraph-rsid="000b0d13"/>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a644" officeooo:paragraph-rsid="0034a64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list-style-name="L1">
      <style:text-properties officeooo:paragraph-rsid="000e6a94"/>
    </style:style>
    <style:style style:name="P56" style:family="paragraph" style:parent-style-name="Text_20_body" style:list-style-name="L1">
      <style:text-properties officeooo:rsid="00082f29" officeooo:paragraph-rsid="00082f29"/>
    </style:style>
    <style:style style:name="P57" style:family="paragraph" style:parent-style-name="Text_20_body" style:list-style-name="L2">
      <style:text-properties officeooo:paragraph-rsid="001e132e"/>
    </style:style>
    <style:style style:name="P58" style:family="paragraph" style:parent-style-name="Text_20_body" style:list-style-name="L2">
      <style:text-properties officeooo:paragraph-rsid="001bd57d"/>
    </style:style>
    <style:style style:name="P59" style:family="paragraph" style:parent-style-name="Text_20_body" style:list-style-name="L2">
      <style:text-properties officeooo:rsid="001db18d" officeooo:paragraph-rsid="001db18d"/>
    </style:style>
    <style:style style:name="P60" style:family="paragraph" style:parent-style-name="Text_20_body" style:list-style-name="L2">
      <style:text-properties officeooo:rsid="001e132e" officeooo:paragraph-rsid="001e132e"/>
    </style:style>
    <style:style style:name="P61" style:family="paragraph" style:parent-style-name="Text_20_body" style:list-style-name="L2">
      <style:text-properties officeooo:rsid="001bd57d" officeooo:paragraph-rsid="001bd57d"/>
    </style:style>
    <style:style style:name="P62" style:family="paragraph" style:parent-style-name="Text_20_body" style:list-style-name="L3">
      <style:text-properties officeooo:paragraph-rsid="00206156"/>
    </style:style>
    <style:style style:name="P63" style:family="paragraph" style:parent-style-name="Text_20_body" style:list-style-name="L3">
      <style:text-properties fo:font-style="italic" fo:font-weight="normal" officeooo:rsid="00206156" officeooo:paragraph-rsid="00206156" style:font-style-asian="italic" style:font-weight-asian="normal" style:font-style-complex="italic" style:font-weight-complex="normal"/>
    </style:style>
    <style:style style:name="P64" style:family="paragraph" style:parent-style-name="Text_20_body" style:list-style-name="L3">
      <style:text-properties fo:font-style="italic" fo:font-weight="normal" officeooo:rsid="00206156" officeooo:paragraph-rsid="00331921" style:font-style-asian="italic" style:font-weight-asian="normal" style:font-style-complex="italic" style:font-weight-complex="normal"/>
    </style:style>
    <style:style style:name="P65" style:family="paragraph" style:parent-style-name="Text_20_body" style:list-style-name="L3">
      <style:text-properties fo:font-style="italic" fo:font-weight="normal" officeooo:rsid="00331921" officeooo:paragraph-rsid="00331921" style:font-style-asian="italic" style:font-weight-asian="normal" style:font-style-complex="italic" style:font-weight-complex="normal"/>
    </style:style>
    <style:style style:name="P66" style:family="paragraph" style:parent-style-name="Text_20_body" style:list-style-name="L3">
      <style:text-properties fo:font-style="italic" fo:font-weight="normal" officeooo:rsid="00336580" officeooo:paragraph-rsid="00336580" style:font-style-asian="italic" style:font-weight-asian="normal" style:font-style-complex="italic" style:font-weight-complex="normal"/>
    </style:style>
    <style:style style:name="P67" style:family="paragraph" style:parent-style-name="Text_20_body" style:list-style-name="L4">
      <style:text-properties officeooo:rsid="002430a0" officeooo:paragraph-rsid="002430a0"/>
    </style:style>
    <style:style style:name="T1" style:family="text">
      <style:text-properties fo:font-style="italic" style:font-style-asian="italic" style:font-style-complex="italic"/>
    </style:style>
    <style:style style:name="T2" style:family="text">
      <style:text-properties fo:font-style="italic" fo:font-weight="normal" officeooo:rsid="00206156"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775c7" style:font-style-asian="normal" style:font-style-complex="normal"/>
    </style:style>
    <style:style style:name="T5" style:family="text">
      <style:text-properties fo:font-style="normal" officeooo:rsid="00162c1b" style:font-style-asian="normal" style:font-style-complex="normal"/>
    </style:style>
    <style:style style:name="T6" style:family="text">
      <style:text-properties fo:font-style="normal" officeooo:rsid="002278d1" style:font-style-asian="normal" style:font-style-complex="normal"/>
    </style:style>
    <style:style style:name="T7" style:family="text">
      <style:text-properties fo:font-style="normal" officeooo:rsid="00331921" style:font-style-asian="normal" style:font-style-complex="normal"/>
    </style:style>
    <style:style style:name="T8" style:family="text">
      <style:text-properties fo:font-style="normal" fo:font-weight="normal" officeooo:rsid="00206156" style:font-style-asian="normal" style:font-weight-asian="normal" style:font-style-complex="normal" style:font-weight-complex="normal"/>
    </style:style>
    <style:style style:name="T9" style:family="text">
      <style:text-properties officeooo:rsid="00082f29"/>
    </style:style>
    <style:style style:name="T10" style:family="text">
      <style:text-properties fo:font-variant="normal" fo:text-transform="none" fo:color="#000000" style:font-name="serif" fo:font-size="10.5500001907349pt" fo:letter-spacing="normal" fo:font-style="normal" fo:font-weight="normal" officeooo:rsid="000e6a94"/>
    </style:style>
    <style:style style:name="T11" style:family="text">
      <style:text-properties fo:font-variant="normal" fo:text-transform="none" fo:color="#000000" style:font-name="serif" fo:font-size="10.5500001907349pt" fo:letter-spacing="normal" fo:font-style="normal" fo:font-weight="normal" officeooo:rsid="00082f29"/>
    </style:style>
    <style:style style:name="T12" style:family="text">
      <style:text-properties fo:font-variant="normal" fo:text-transform="none" fo:color="#000000" style:font-name="serif" fo:font-size="10.5500001907349pt" fo:letter-spacing="normal" fo:font-style="normal" fo:font-weight="bold" officeooo:rsid="000e6a94" style:font-weight-asian="bold" style:font-weight-complex="bold"/>
    </style:style>
    <style:style style:name="T13" style:family="text">
      <style:text-properties officeooo:rsid="000f0b53"/>
    </style:style>
    <style:style style:name="T14" style:family="text">
      <style:text-properties fo:font-weight="bold" style:font-weight-asian="bold" style:font-weight-complex="bold"/>
    </style:style>
    <style:style style:name="T15" style:family="text">
      <style:text-properties officeooo:rsid="00102049"/>
    </style:style>
    <style:style style:name="T16" style:family="text">
      <style:text-properties officeooo:rsid="0011230f"/>
    </style:style>
    <style:style style:name="T17" style:family="text">
      <style:text-properties style:font-name="Arial" officeooo:rsid="0014d54b"/>
    </style:style>
    <style:style style:name="T18" style:family="text">
      <style:text-properties style:font-name="Arial" officeooo:rsid="001bd57d"/>
    </style:style>
    <style:style style:name="T19" style:family="text">
      <style:text-properties style:font-name="Arial" officeooo:rsid="0006d34d"/>
    </style:style>
    <style:style style:name="T20" style:family="text">
      <style:text-properties style:font-name="Arial" fo:font-size="17.3999996185303pt" fo:font-weight="bold" style:font-size-asian="13.6499996185303pt" style:font-weight-asian="bold" style:font-size-complex="15.6000003814697pt" style:font-weight-complex="bold"/>
    </style:style>
    <style:style style:name="T21" style:family="text">
      <style:text-properties style:font-name="Arial" fo:font-size="17.3999996185303pt" fo:font-weight="bold" officeooo:rsid="001e132e" style:font-size-asian="13.6499996185303pt" style:font-weight-asian="bold" style:font-size-complex="15.6000003814697pt" style:font-weight-complex="bold"/>
    </style:style>
    <style:style style:name="T22" style:family="text">
      <style:text-properties officeooo:rsid="0014d54b"/>
    </style:style>
    <style:style style:name="T23" style:family="text">
      <style:text-properties officeooo:rsid="00173fff"/>
    </style:style>
    <style:style style:name="T24" style:family="text">
      <style:text-properties officeooo:rsid="00187b80"/>
    </style:style>
    <style:style style:name="T25" style:family="text">
      <style:text-properties officeooo:rsid="001bd57d"/>
    </style:style>
    <style:style style:name="T26" style:family="text">
      <style:text-properties officeooo:rsid="001db18d"/>
    </style:style>
    <style:style style:name="T27" style:family="text">
      <style:text-properties officeooo:rsid="001e132e"/>
    </style:style>
    <style:style style:name="T28" style:family="text">
      <style:text-properties officeooo:rsid="001f6db7"/>
    </style:style>
    <style:style style:name="T29" style:family="text">
      <style:text-properties officeooo:rsid="00218e24"/>
    </style:style>
    <style:style style:name="T30" style:family="text">
      <style:text-properties fo:language="en" fo:country="US"/>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230250"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2430a0"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officeooo:rsid="00248dcb"/>
    </style:style>
    <style:style style:name="T34" style:family="text">
      <style:text-properties officeooo:rsid="002b7a5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niversidade Federal do Mato Grosso do Sul</text:p>
      <text:p text:style-name="P27">CAMPUS DE PONTA PORÃ</text:p>
      <text:p text:style-name="Nome_20_do_20_Curso">Sistemas Operacionais 2 – Ciências da Computação 2020.1</text:p>
      <text:p text:style-name="P26"/>
      <text:p text:style-name="P26"/>
      <text:p text:style-name="P26"/>
      <text:p text:style-name="Nome_20_dos_20_Autores">BRUNO HENRIQUE GLOWASKI MORAIS, JOÃO VÍTOR MATOS DOS SANTOS, PEDRO ENRIQUE MATOS DOS SANTOS</text:p>
      <text:p text:style-name="Nome_20_dos_20_Autores"/>
      <text:p text:style-name="Nome_20_dos_20_Autores"/>
      <text:p text:style-name="Nome_20_dos_20_Autores"/>
      <text:p text:style-name="Nome_20_dos_20_Autores"/>
      <text:p text:style-name="Nome_20_dos_20_Autores"/>
      <text:p text:style-name="Nome_20_dos_20_Autores"/>
      <text:p text:style-name="Nome_20_dos_20_Autores"/>
      <text:p text:style-name="Nome_20_dos_20_Autores"/>
      <text:p text:style-name="Nome_20_dos_20_Autores"/>
      <text:p text:style-name="P36">Documento de Visão</text:p>
      <text:p text:style-name="P30">Virtual Virtual File System</text:p>
      <text:p text:style-name="P6"/>
      <text:p text:style-name="P6"/>
      <text:p text:style-name="P6"/>
      <text:p text:style-name="P6"/>
      <text:p text:style-name="P6"/>
      <text:p text:style-name="P6"/>
      <text:p text:style-name="P6"/>
      <text:p text:style-name="P6"/>
      <text:p text:style-name="P21">Ponta PorÃ</text:p>
      <text:p text:style-name="P19">2020</text:p>
      <text:p text:style-name="P3">BRUNO HENRIQUE GLOWASKI MORAIS, JOÃO VÍTOR MATOS DOS SANTOS, PEDRO ENRIQUE MATOS DOS SANTOS</text:p>
      <text:p text:style-name="P28"/>
      <text:p text:style-name="P28"/>
      <text:p text:style-name="P37">Documento de Visão</text:p>
      <text:p text:style-name="P29">Virtual Virtual File System</text:p>
      <text:p text:style-name="P7"/>
      <text:p text:style-name="P7"/>
      <text:p text:style-name="P7"/>
      <text:p text:style-name="P34">Documento de visão do projeto V2FS, o trabalho final da matéria de Sistemas Operacionais 2.</text:p>
      <text:p text:style-name="P35"/>
      <text:p text:style-name="P35"/>
      <text:p text:style-name="P35"/>
      <text:p text:style-name="P35">Orientador: Prof. <text:span text:style-name="T34">Fabrício</text:span> <text:span text:style-name="T34">Augusto Rodrigues</text:span></text:p>
      <text:p text:style-name="P7"/>
      <text:p text:style-name="P7"/>
      <text:p text:style-name="P7"/>
      <text:p text:style-name="P7"/>
      <text:p text:style-name="P7"/>
      <text:p text:style-name="P7"/>
      <text:p text:style-name="P22">Ponta PorÃ</text:p>
      <text:p text:style-name="P20">2020</text:p>
      <text:p text:style-name="P4">Virtual Virtual File System</text:p>
      <text:p text:style-name="Table_20_Heading"><text:bookmark-start text:name="__RefHeading___Toc213_2706155517"/><text:span text:style-name="T24">Histórico de R</text:span>evisões<text:bookmark-end text:name="__RefHeading___Toc213_2706155517"/></text:p>
      <table:table table:name="Tabela1" table:style-name="Tabela1" table:template-name="Estilo padrão">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1">Data <text:span text:style-name="T23">de revisão</text:span></text:p>
          </table:table-cell>
          <table:table-cell table:style-name="Tabela1.A1" office:value-type="string">
            <text:p text:style-name="P31">Versão</text:p>
          </table:table-cell>
          <table:table-cell table:style-name="Tabela1.A1" office:value-type="string">
            <text:p text:style-name="P31">Descrição</text:p>
          </table:table-cell>
          <table:table-cell table:style-name="Tabela1.D1" office:value-type="string">
            <text:p text:style-name="P31">Autor(es)</text:p>
          </table:table-cell>
        </table:table-row>
        <table:table-row table:style-name="Tabela1.1">
          <table:table-cell table:style-name="Tabela1.A2" office:value-type="string">
            <text:p text:style-name="P31">05/06/2020</text:p>
          </table:table-cell>
          <table:table-cell table:style-name="Tabela1.A2" office:value-type="string">
            <text:p text:style-name="P31">0.1-<text:span text:style-name="T13">A</text:span>lpha</text:p>
          </table:table-cell>
          <table:table-cell table:style-name="Tabela1.C2" office:value-type="string">
            <text:p text:style-name="P31">Versão inicial</text:p>
          </table:table-cell>
          <table:table-cell table:style-name="Tabela1.D2" office:value-type="string">
            <text:p text:style-name="P31">Bruno Henrique Glowaski <text:span text:style-name="T33">Morais</text:span></text:p>
          </table:table-cell>
        </table:table-row>
        <table:table-row table:style-name="Tabela1.1">
          <table:table-cell table:style-name="Tabela1.A2" office:value-type="string">
            <text:p text:style-name="P31">06/06/2020</text:p>
          </table:table-cell>
          <table:table-cell table:style-name="Tabela1.A2" office:value-type="string">
            <text:p text:style-name="P31">0.2-<text:span text:style-name="T30">Alpha</text:span></text:p>
          </table:table-cell>
          <table:table-cell table:style-name="Tabela1.C3" office:value-type="string">
            <text:p text:style-name="P31">Substituir Casos de Usos por Operações e realizar pequenos ajustes de formatação</text:p>
          </table:table-cell>
          <table:table-cell table:style-name="Tabela1.D3" office:value-type="string">
            <text:p text:style-name="P31">Bruno Henrique Glowaski Morais</text:p>
          </table:table-cell>
        </table:table-row>
        <table:table-row table:style-name="Tabela1.1">
          <table:table-cell table:style-name="Tabela1.A2" office:value-type="string">
            <text:p text:style-name="P31">07/06/2020</text:p>
          </table:table-cell>
          <table:table-cell table:style-name="Tabela1.A2" office:value-type="string">
            <text:p text:style-name="P31">0.3-Alpha</text:p>
          </table:table-cell>
          <table:table-cell table:style-name="Tabela1.C4" office:value-type="string">
            <text:p text:style-name="P32"><text:span text:style-name="T31">Reverter “Operações” a “Casos de Usos”, i</text:span><text:span text:style-name="T32">ntroduzir secções de</text:span><text:span text:style-name="T31"> subprojetos, estrutura da árvore de arquivos do projeto </text:span><text:span text:style-name="T32">e documentações auxiliares, e formatar o documento de acordo com as normas da ABNT para trabalhos acadêmicos</text:span></text:p>
          </table:table-cell>
          <table:table-cell table:style-name="Tabela1.D4" office:value-type="string">
            <text:p text:style-name="P31">Bruno Henrique Glowaski Morais</text:p>
          </table:table-cell>
        </table:table-row>
        <table:table-row table:style-name="Tabela1.1">
          <table:table-cell table:style-name="Tabela1.A2" office:value-type="string">
            <text:p text:style-name="P33">11/06/2020</text:p>
          </table:table-cell>
          <table:table-cell table:style-name="Tabela1.A2" office:value-type="string">
            <text:p text:style-name="P33">0.4-Alpha</text:p>
          </table:table-cell>
          <table:table-cell table:style-name="Tabela1.C5" office:value-type="string">
            <text:p text:style-name="P33">Ajustar margins.</text:p>
          </table:table-cell>
          <table:table-cell table:style-name="Tabela1.D5" office:value-type="string">
            <text:p text:style-name="P33">Bruno Henrique Glowaski Morais</text:p>
          </table:table-cell>
        </table:table-row>
        <table:table-row table:style-name="Tabela1.1">
          <table:table-cell table:style-name="Tabela1.A2" office:value-type="string">
            <text:p text:style-name="P54">18/06/2020</text:p>
          </table:table-cell>
          <table:table-cell table:style-name="Tabela1.A2" office:value-type="string">
            <text:p text:style-name="P54">0.5-Alpha</text:p>
          </table:table-cell>
          <table:table-cell table:style-name="Tabela1.C6" office:value-type="string">
            <text:p text:style-name="P54">Ajustar margins, introduzir ramfs e reestruturar árvore do projeto</text:p>
          </table:table-cell>
          <table:table-cell table:style-name="Tabela1.D6" office:value-type="string">
            <text:p text:style-name="P54">Bruno Henrique Glowaski Morais</text:p>
          </table:table-cell>
        </table:table-row>
      </table:table>
      <text:p text:style-name="P8"/>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Índice</text:p>
          </text:index-title>
          <text:p text:style-name="P23"><text:a xlink:type="simple" xlink:href="#__RefHeading___Toc128_1087575263" text:style-name="Index_20_Link" text:visited-style-name="Index_20_Link">Introdução<text:tab/>5</text:a></text:p>
          <text:p text:style-name="P24"><text:a xlink:type="simple" xlink:href="#__RefHeading___Toc130_1087575263" text:style-name="Index_20_Link" text:visited-style-name="Index_20_Link">Propósito<text:tab/>5</text:a></text:p>
          <text:p text:style-name="P24"><text:a xlink:type="simple" xlink:href="#__RefHeading___Toc132_1087575263" text:style-name="Index_20_Link" text:visited-style-name="Index_20_Link">Conceito<text:tab/>5</text:a></text:p>
          <text:p text:style-name="P24"><text:a xlink:type="simple" xlink:href="#__RefHeading___Toc134_1087575263" text:style-name="Index_20_Link" text:visited-style-name="Index_20_Link">Origem<text:tab/>5</text:a></text:p>
          <text:p text:style-name="P24"><text:a xlink:type="simple" xlink:href="#__RefHeading___Toc136_1087575263" text:style-name="Index_20_Link" text:visited-style-name="Index_20_Link">Referências<text:tab/>5</text:a></text:p>
          <text:p text:style-name="P25"><text:a xlink:type="simple" xlink:href="#__RefHeading___Toc138_1087575263" text:style-name="Index_20_Link" text:visited-style-name="Index_20_Link">Livros<text:tab/>5</text:a></text:p>
          <text:p text:style-name="P25"><text:a xlink:type="simple" xlink:href="#__RefHeading___Toc140_1087575263" text:style-name="Index_20_Link" text:visited-style-name="Index_20_Link">Websites<text:tab/>5</text:a></text:p>
          <text:p text:style-name="P24"><text:a xlink:type="simple" xlink:href="#__RefHeading___Toc142_1087575263" text:style-name="Index_20_Link" text:visited-style-name="Index_20_Link">Descrição de Usuários<text:tab/>6</text:a></text:p>
          <text:p text:style-name="P24"><text:a xlink:type="simple" xlink:href="#__RefHeading___Toc144_1087575263" text:style-name="Index_20_Link" text:visited-style-name="Index_20_Link">Ambiente de Trabalho<text:tab/>6</text:a></text:p>
          <text:p text:style-name="P24"><text:a xlink:type="simple" xlink:href="#__RefHeading___Toc146_1087575263" text:style-name="Index_20_Link" text:visited-style-name="Index_20_Link">Necessidades<text:tab/>6</text:a></text:p>
          <text:p text:style-name="P23"><text:a xlink:type="simple" xlink:href="#__RefHeading___Toc1375_1624620213" text:style-name="Index_20_Link" text:visited-style-name="Index_20_Link">Visão do Produto<text:tab/>6</text:a></text:p>
          <text:p text:style-name="P24"><text:a xlink:type="simple" xlink:href="#__RefHeading___Toc1377_1624620213" text:style-name="Index_20_Link" text:visited-style-name="Index_20_Link">Perspectiva<text:tab/>6</text:a></text:p>
          <text:p text:style-name="P24"><text:a xlink:type="simple" xlink:href="#__RefHeading___Toc1379_1624620213" text:style-name="Index_20_Link" text:visited-style-name="Index_20_Link">Dependências<text:tab/>6</text:a></text:p>
          <text:p text:style-name="P24"><text:a xlink:type="simple" xlink:href="#__RefHeading___Toc434_886192253" text:style-name="Index_20_Link" text:visited-style-name="Index_20_Link">Estrutura do Projeto<text:tab/>7</text:a></text:p>
          <text:p text:style-name="P23"><text:a xlink:type="simple" xlink:href="#__RefHeading___Toc453_1124688927" text:style-name="Index_20_Link" text:visited-style-name="Index_20_Link">Casos de Usos<text:tab/>7</text:a></text:p>
          <text:p text:style-name="P23"><text:a xlink:type="simple" xlink:href="#__RefHeading___Toc1423_1624620213" text:style-name="Index_20_Link" text:visited-style-name="Index_20_Link">Demais Requisitos<text:tab/>8</text:a></text:p>
          <text:p text:style-name="P24"><text:a xlink:type="simple" xlink:href="#__RefHeading___Toc1425_1624620213" text:style-name="Index_20_Link" text:visited-style-name="Index_20_Link">Padrões<text:tab/>8</text:a></text:p>
          <text:p text:style-name="P24"><text:a xlink:type="simple" xlink:href="#__RefHeading___Toc1427_1624620213" text:style-name="Index_20_Link" text:visited-style-name="Index_20_Link">Requisitos<text:tab/>8</text:a></text:p>
          <text:p text:style-name="P24"><text:a xlink:type="simple" xlink:href="#__RefHeading___Toc412_886192253" text:style-name="Index_20_Link" text:visited-style-name="Index_20_Link">Estrutura de Arquivos do Projeto<text:tab/>8</text:a></text:p>
          <text:p text:style-name="P24"><text:a xlink:type="simple" xlink:href="#__RefHeading___Toc436_886192253" text:style-name="Index_20_Link" text:visited-style-name="Index_20_Link">Documentação Auxiliar<text:tab/>9</text:a></text:p>
        </text:index-body>
      </text:table-of-content>
      <text:p text:style-name="P5"/>
      <text:h text:style-name="P42" text:outline-level="1"><text:bookmark-start text:name="__RefHeading___Toc128_1087575263"/>Introdução<text:bookmark-end text:name="__RefHeading___Toc128_1087575263"/></text:h>
      <text:h text:style-name="Heading_20_2" text:outline-level="2"><text:bookmark-start text:name="__RefHeading___Toc130_1087575263"/>Propósito<text:bookmark-end text:name="__RefHeading___Toc130_1087575263"/></text:h>
      <text:p text:style-name="P9">Este documento oferece à equipe responsável pela execução do projeto uma visão geral do propósito, conceitos e requisitos envolvidos.</text:p>
      <text:h text:style-name="P43" text:outline-level="2"><text:bookmark-start text:name="__RefHeading___Toc132_1087575263"/>Conceito<text:bookmark-end text:name="__RefHeading___Toc132_1087575263"/></text:h>
      <text:p text:style-name="P5">O <text:span text:style-name="T1">Virtual Virtual File System</text:span>(<text:span text:style-name="T1">Sistema de Arquivos Virtual Virtual</text:span>), ou <text:span text:style-name="T1">V2FS</text:span>, é, como o nome já indica, uma implementação de um sistema de arquivos virtual dentro da camada de software, trazendo funcionalidades básicas de um sistema de arquivos.</text:p>
      <text:h text:style-name="P43" text:outline-level="2"><text:bookmark-start text:name="__RefHeading___Toc134_1087575263"/>Origem<text:bookmark-end text:name="__RefHeading___Toc134_1087575263"/></text:h>
      <text:p text:style-name="P5">O <text:span text:style-name="T1">V2FS</text:span><text:span text:style-name="T3"> surgiu como a implementação do projeto de seminário da disciplina de Sistemas Operacionais 2, ofertada pel</text:span><text:span text:style-name="T4">o </text:span><text:span text:style-name="T5">CPPP da UFMS</text:span><text:span text:style-name="T3"> </text:span><text:span text:style-name="T4">no primeiro semestre de 2020.</text:span></text:p>
      <text:h text:style-name="P44" text:outline-level="2"><text:bookmark-start text:name="__RefHeading___Toc136_1087575263"/>Referências<text:bookmark-end text:name="__RefHeading___Toc136_1087575263"/></text:h>
      <text:h text:style-name="P52" text:outline-level="3"><text:bookmark-start text:name="__RefHeading___Toc138_1087575263"/>Livros<text:bookmark-end text:name="__RefHeading___Toc138_1087575263"/></text:h>
      <text:list xml:id="list2051491565" text:style-name="L1">
        <text:list-item>
          <text:p text:style-name="P56">SILBERSCHATZ, A.; <text:span text:style-name="T15">GALVIN, P. B.; GAGNE, G.</text:span> <text:span text:style-name="T14">Operating System Concepts:</text:span> 9 <text:span text:style-name="T16">ed</text:span>. <text:span text:style-name="T16">Estados Unidos da América: Wiley, 2012</text:span></text:p>
        </text:list-item>
      </text:list>
      <text:h text:style-name="P53" text:outline-level="3"><text:bookmark-start text:name="__RefHeading___Toc140_1087575263"/>Websites<text:bookmark-end text:name="__RefHeading___Toc140_1087575263"/></text:h>
      <text:list xml:id="list144116197722325" text:continue-numbering="true" text:style-name="L1">
        <text:list-item>
          <text:p text:style-name="P55"><text:span text:style-name="T11">G</text:span><text:span text:style-name="T10">OOCH, R.; ENBERG, P. </text:span><text:span text:style-name="T12">Overview of the Linux Virtual File System</text:span><text:span text:style-name="T10">,</text:span><text:span text:style-name="T11"> </text:span><text:span text:style-name="T10">2005. Disponível em: &lt;</text:span><text:a xlink:type="simple" xlink:href="https://www.kernel.org/doc/html/latest/filesystems/vfs.html" text:style-name="Internet_20_link" text:visited-style-name="Visited_20_Internet_20_Link"><text:span text:style-name="T9">https://www.kernel.org/doc/html/latest/filesystems/vfs.html</text:span></text:a><text:span text:style-name="T9">/&gt;. Acesso em: 5 jun. 2020.</text:span></text:p>
        </text:list-item>
      </text:list>
      <text:h text:style-name="P45" text:outline-level="2"><text:bookmark-start text:name="__RefHeading___Toc142_1087575263"/>Descrição de Usuários<text:bookmark-end text:name="__RefHeading___Toc142_1087575263"/></text:h>
      <text:p text:style-name="P10">Os usuários deste projeto serão aplicações que utilizaram das livrarias deste software para gerenciar arquivos do sistema.</text:p>
      <text:h text:style-name="P44" text:outline-level="2"><text:bookmark-start text:name="__RefHeading___Toc144_1087575263"/><text:soft-page-break/>Ambiente de Trabalho<text:bookmark-end text:name="__RefHeading___Toc144_1087575263"/></text:h>
      <text:p text:style-name="P9">O projeto será desenvolvido em C com o apoio da ferramenta CMake para gerenciamento de arquivos de projeto. O projeto não possui um IDE ou editor de texto padrão específico ou determinado, com o objetivo de que o projeto seja trabalhável em qualquer IDE de qualquer SO.</text:p>
      <text:h text:style-name="P44" text:outline-level="2"><text:bookmark-start text:name="__RefHeading___Toc146_1087575263"/>Necessidades<text:bookmark-end text:name="__RefHeading___Toc146_1087575263"/></text:h>
      <text:p text:style-name="P11">O software deve ser capaz de realizar operações de gerenciamento de arquivos, diretórios, volumes e sistemas de arquivos, de forma que o programa seja capaz de replicar, ou até mesmo aprimorar, as capacidades dos sistemas de arquivos virtuais já existentes, mas ao nível de usuário.</text:p>
      <text:h text:style-name="P39" text:outline-level="1"><text:bookmark-start text:name="__RefHeading___Toc1375_1624620213"/>Visão do Produto<text:bookmark-end text:name="__RefHeading___Toc1375_1624620213"/></text:h>
      <text:h text:style-name="Heading_20_2" text:outline-level="2"><text:bookmark-start text:name="__RefHeading___Toc1377_1624620213"/>Perspectiva<text:bookmark-end text:name="__RefHeading___Toc1377_1624620213"/></text:h>
      <text:p text:style-name="P12">O produto final deve ser um software capaz de oferecer a programas uma interface capaz de substituir as APIs padrões do sistema operacional de sistemas de arquivos, oferecendo um conjunto de funcionalidades equivalentes ou aprimoradas comparado ao SO nativo ao ponto de que a interface seja capaz de compor um sistema operacional próprio.</text:p>
      <text:h text:style-name="P46" text:outline-level="2"><text:bookmark-start text:name="__RefHeading___Toc1379_1624620213"/>Dependências<text:bookmark-end text:name="__RefHeading___Toc1379_1624620213"/></text:h>
      <text:p text:style-name="P12">O conjunto de APIs do projeto deve depender o mínimo possível de livrarias externas e chamadas de sistemas específicas, delegando a implementação dos aspectos “físicos” da aplicação à suas interfaces de usuário.</text:p>
      <text:h text:style-name="P47" text:outline-level="2"><text:bookmark-start text:name="__RefHeading___Toc434_886192253"/>Estrutura do Projeto<text:bookmark-end text:name="__RefHeading___Toc434_886192253"/></text:h>
      <text:p text:style-name="P16">O projeto V2FS é formado por um subprojeto chave, <text:span text:style-name="T3">o </text:span><text:span text:style-name="T1">libv2fs</text:span><text:span text:style-name="T3">, aliado a um conjunto de aplicações que permitam a demonstração das capacidades do V2Fs.</text:span></text:p>
      <text:p text:style-name="P16"><text:span text:style-name="T3">O </text:span><text:span text:style-name="T1">libv2fs</text:span><text:span text:style-name="T3"> é uma biblioteca que guarda todos as funcionalidades principais do V2FS, como geren</text:span><text:span text:style-name="T6">ciamento de volumes, diretórios e arquivos, bem como os métodos de escrita e leitura.</text:span></text:p>
      <text:p text:style-name="P18"><text:soft-page-break/><text:span text:style-name="T6">O </text:span><text:span text:style-name="T1">ramfs</text:span><text:span text:style-name="T3"> é uma implementação de sistema de arquivos simples que guarda as informações de arquivos na memória principal em vez do disco e serve para testar e demonstrar de forma prática as interfaces de sistema arquivos virtual.</text:span></text:p>
      <text:h text:style-name="P40" text:outline-level="1"><text:bookmark-start text:name="__RefHeading___Toc453_1124688927"/><text:span text:style-name="T20">C</text:span><text:span text:style-name="T21">asos de Usos</text:span><text:bookmark-end text:name="__RefHeading___Toc453_1124688927"/></text:h>
      <text:list xml:id="list2722183493" text:style-name="L2">
        <text:list-item>
          <text:p text:style-name="P59"><text:span text:style-name="T27">CU</text:span>001 – Criar Usuário</text:p>
        </text:list-item>
        <text:list-item>
          <text:p text:style-name="P60">CU002 – Listar Usuário</text:p>
        </text:list-item>
        <text:list-item>
          <text:p text:style-name="P57"><text:span text:style-name="T27">CU</text:span>00<text:span text:style-name="T27">3</text:span> – <text:span text:style-name="T25">R</text:span>egistrar Sistema de Arquivos</text:p>
        </text:list-item>
        <text:list-item>
          <text:p text:style-name="P60">CU004 – Montar Sistema de Arquivos</text:p>
        </text:list-item>
        <text:list-item>
          <text:p text:style-name="P58"><text:span text:style-name="T27">CU</text:span>00<text:span text:style-name="T26">6</text:span> – <text:span text:style-name="T19">D</text:span><text:span text:style-name="T18">esmontar</text:span> Sistema de Arquivos</text:p>
        </text:list-item>
        <text:list-item>
          <text:p text:style-name="P61"><text:span text:style-name="T27">CU</text:span>00<text:span text:style-name="T26">7</text:span> – Criar Diretório</text:p>
        </text:list-item>
        <text:list-item>
          <text:p text:style-name="P58"><text:span text:style-name="T27">CU008 – </text:span><text:span text:style-name="T18">Abrir</text:span><text:span text:style-name="T25"> Diretório</text:span></text:p>
        </text:list-item>
        <text:list-item>
          <text:p text:style-name="P61"><text:span text:style-name="T27">CU</text:span>00<text:span text:style-name="T26">9</text:span> – Listar Conteúdos de Diretório</text:p>
        </text:list-item>
        <text:list-item>
          <text:p text:style-name="P61"><text:span text:style-name="T27">CU</text:span>0<text:span text:style-name="T26">10</text:span> – Alterar Diretório</text:p>
        </text:list-item>
        <text:list-item>
          <text:p text:style-name="P61"><text:span text:style-name="T27">CU</text:span>0<text:span text:style-name="T26">11</text:span> – Apagar Diretório</text:p>
        </text:list-item>
        <text:list-item>
          <text:p text:style-name="P61"><text:span text:style-name="T27">CU</text:span>0<text:span text:style-name="T26">12</text:span> – Criar Arquivo</text:p>
        </text:list-item>
        <text:list-item>
          <text:p text:style-name="P61"><text:span text:style-name="T27">CU</text:span>01<text:span text:style-name="T26">3</text:span> – Alterar Arquivo</text:p>
        </text:list-item>
        <text:list-item>
          <text:p text:style-name="P61"><text:span text:style-name="T27">CU</text:span>01<text:span text:style-name="T26">4</text:span> – Apagar Arquivo</text:p>
        </text:list-item>
        <text:list-item>
          <text:p text:style-name="P61"><text:span text:style-name="T27">CU</text:span>01<text:span text:style-name="T26">5</text:span> – Abrir Arquivo</text:p>
        </text:list-item>
        <text:list-item>
          <text:p text:style-name="P61"><text:span text:style-name="T27">CU</text:span>01<text:span text:style-name="T26">6</text:span> – Fechar Arquivo</text:p>
        </text:list-item>
        <text:list-item>
          <text:p text:style-name="P61"><text:span text:style-name="T27">CU</text:span>01<text:span text:style-name="T26">7</text:span> – Gravar Dados</text:p>
        </text:list-item>
        <text:list-item>
          <text:p text:style-name="P61"><text:span text:style-name="T28">CU</text:span>01<text:span text:style-name="T26">8</text:span> – Ler Dados</text:p>
        </text:list-item>
      </text:list>
      <text:h text:style-name="P41" text:outline-level="1"><text:bookmark-start text:name="__RefHeading___Toc1423_1624620213"/><text:soft-page-break/>Demais Requisitos<text:bookmark-end text:name="__RefHeading___Toc1423_1624620213"/></text:h>
      <text:h text:style-name="P48" text:outline-level="2"><text:bookmark-start text:name="__RefHeading___Toc1425_1624620213"/>Padrões<text:bookmark-end text:name="__RefHeading___Toc1425_1624620213"/></text:h>
      <text:p text:style-name="P13">O sistema de nomenclatura padrão do código deverá seguir padrões similares aos presentes no Unix, Linux e POSIX, porém com <text:span text:style-name="T22">ênfase na legibilidade do código.</text:span></text:p>
      <text:h text:style-name="P49" text:outline-level="2"><text:bookmark-start text:name="__RefHeading___Toc1427_1624620213"/>Requisitos<text:bookmark-end text:name="__RefHeading___Toc1427_1624620213"/></text:h>
      <text:p text:style-name="P14"><text:span text:style-name="T22">O projeto </text:span><text:span text:style-name="T17">deve evitar requisitos de hardwares e redes elevados, de bibliotecas externas e de chamadas de sistemas específicas a um sistema operacional.</text:span></text:p>
      <text:h text:style-name="P50" text:outline-level="2"><text:bookmark-start text:name="__RefHeading___Toc412_886192253"/>Estrutura de Arquivos do Projeto<text:bookmark-end text:name="__RefHeading___Toc412_886192253"/></text:h>
      <text:p text:style-name="P15">Este secção define a estrutura da árvore de arquivos do projeto:</text:p>
      <text:list xml:id="list1910430978" text:style-name="L3">
        <text:list-item>
          <text:p text:style-name="P63">v2fs<text:span text:style-name="T3"> – Pasta raiz do projeto, guarda informações gerais sobre o projeto, tipo o </text:span>README.md<text:span text:style-name="T3"> e </text:span><text:span text:style-name="T29">CMakeLists.txt</text:span></text:p>
          <text:list>
            <text:list-item>
              <text:p text:style-name="P63">doc<text:span text:style-name="T3"> – Pasta de documentos do projeto, guarda os documentos de orientação e estrutura do projeto</text:span></text:p>
            </text:list-item>
            <text:list-item>
              <text:p text:style-name="P62"><text:span text:style-name="T2">libv2fs</text:span><text:span text:style-name="T8"> – Pasta do projeto da biblioteca do V2FS</text:span></text:p>
              <text:list>
                <text:list-item>
                  <text:p text:style-name="P63">include<text:span text:style-name="T3"> – Pasta de arquivos de include, guarda os arquivos cabeçalhos destinados a uso público por programas que façam uso desta biblioteca</text:span></text:p>
                </text:list-item>
                <text:list-item>
                  <text:p text:style-name="P63">src<text:span text:style-name="T3"> – Pasta de arquivos fonte, guarda os arquivos fonte da implementação da biblioteca de uso interno</text:span></text:p>
                </text:list-item>
              </text:list>
            </text:list-item>
            <text:list-item>
              <text:p text:style-name="P65">ramfs<text:span text:style-name="T3"> – Pasta do projeto da implementação do </text:span>ramfs</text:p>
              <text:list>
                <text:list-item>
                  <text:p text:style-name="P64"><text:span text:style-name="T3">src – Pasta de arquivos fonte, guarda os arquivos fonte da implementação </text:span><text:span text:style-name="T7">do sistema de arquivos.</text:span></text:p>
                </text:list-item>
              </text:list>
            </text:list-item>
            <text:list-item>
              <text:p text:style-name="P66">sample<text:span text:style-name="T3"> – Pasta dos projetos de exemplo</text:span></text:p>
            </text:list-item>
          </text:list>
        </text:list-item>
      </text:list>
      <text:h text:style-name="P51" text:outline-level="2"><text:bookmark-start text:name="__RefHeading___Toc436_886192253"/><text:soft-page-break/>Documentação <text:span text:style-name="T34">Auxiliar</text:span><text:bookmark-end text:name="__RefHeading___Toc436_886192253"/></text:h>
      <text:p text:style-name="P17">O projeto possuirá alguns documentos adicionais para oferecer informações mais detalhadas sobre as partes de planejamento, implementação e utilização, tais como:</text:p>
      <text:list xml:id="list4912377" text:style-name="L4">
        <text:list-item>
          <text:p text:style-name="P67">Manual de Operações</text:p>
        </text:list-item>
        <text:list-item>
          <text:p text:style-name="P67">Documentação de Estruturas de Dado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47cm" loext:contextual-spacing="false" fo:line-height="115%"/>
      <style:text-properties officeooo:rsid="0006d34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size="1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uppercase" fo:font-size="1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5%"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Heading"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e_20_da_20_Instituição" style:display-name="Nome da Instituição" style:family="paragraph" style:parent-style-name="Header">
      <style:paragraph-properties fo:text-align="center" style:justify-single-word="false"/>
      <style:text-properties fo:text-transform="uppercase" fo:font-weight="bold"/>
    </style:style>
    <style:style style:name="Nome_20_do_20_Curso" style:display-name="Nome do Curso" style:family="paragraph" style:parent-style-name="Header">
      <style:paragraph-properties fo:text-align="center" style:justify-single-word="false"/>
      <style:text-properties fo:text-transform="uppercase" fo:font-weight="bold"/>
    </style:style>
    <style:style style:name="Nome_20_dos_20_Autores" style:display-name="Nome dos Autores" style:family="paragraph" style:parent-style-name="Header">
      <style:paragraph-properties fo:text-align="center" style:justify-single-word="false"/>
      <style:text-properties fo:text-transform="uppercase" fo:font-weight="normal" style:font-weight-asian="normal" style:font-weight-complex="normal"/>
    </style:style>
    <style:style style:name="Cidade" style:family="paragraph" style:parent-style-name="Header">
      <style:paragraph-properties fo:text-align="center" style:justify-single-word="false"/>
      <style:text-properties fo:text-transform="uppercase" officeooo:rsid="0006d34d"/>
    </style:style>
    <style:style style:name="Ano" style:family="paragraph" style:parent-style-name="Header">
      <style:paragraph-properties fo:text-align="center" style:justify-single-word="false"/>
      <style:text-properties fo:text-transform="uppercase" officeooo:rsid="0024fc7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249cm" fo:margin-right="0cm" fo:border="none" fo:padding-top="3cm" fo:padding-bottom="2cm" fo:padding-left="3cm" fo:padding-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5T17:54:28.275874576</meta:creation-date>
    <dc:date>2020-06-18T14:41:15.413694865</dc:date>
    <meta:editing-duration>PT7H35M39S</meta:editing-duration>
    <meta:editing-cycles>30</meta:editing-cycles>
    <meta:generator>LibreOffice/6.3.4.2.0$Linux_X86_64 LibreOffice_project/30$Build-2</meta:generator>
    <meta:document-statistic meta:table-count="1" meta:image-count="0" meta:object-count="0" meta:page-count="9" meta:paragraph-count="127" meta:word-count="969" meta:character-count="6185" meta:non-whitespace-character-count="5346"/>
  </office:meta>
</office:document-meta>
</file>